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Paragraphedeliste" style:list-style-name="LFO1" style:family="paragraph">
      <style:text-properties fo:font-size="11pt" style:font-size-asian="11pt" style:font-size-complex="11pt"/>
    </style:style>
    <style:style style:name="P3" style:parent-style-name="Paragraphedeliste" style:list-style-name="LFO1" style:family="paragraph">
      <style:text-properties fo:font-size="11pt" style:font-size-asian="11pt" style:font-size-complex="11pt"/>
    </style:style>
    <style:style style:name="P4" style:parent-style-name="Paragraphedeliste" style:list-style-name="LFO1" style:family="paragraph">
      <style:text-properties fo:font-size="11pt" style:font-size-asian="11pt" style:font-size-complex="11pt"/>
    </style:style>
    <style:style style:name="P5" style:parent-style-name="Paragraphedeliste" style:list-style-name="LFO1" style:family="paragraph">
      <style:text-properties fo:font-size="11pt" style:font-size-asian="11pt" style:font-size-complex="11pt"/>
    </style:style>
    <style:style style:name="P6" style:parent-style-name="Paragraphedeliste" style:family="paragraph">
      <style:paragraph-properties fo:margin-left="0.7416in">
        <style:tab-stops/>
      </style:paragraph-properties>
      <style:text-properties fo:font-size="11pt" style:font-size-asian="11pt" style:font-size-complex="11pt"/>
    </style:style>
    <style:style style:name="P7" style:parent-style-name="Normal" style:family="paragraph">
      <style:text-properties fo:font-size="11pt" style:font-size-asian="11pt" style:font-size-complex="11pt"/>
    </style:style>
    <style:style style:name="P8" style:parent-style-name="Normal" style:family="paragraph">
      <style:text-properties fo:font-size="11pt" style:font-size-asian="11pt" style:font-size-complex="11pt"/>
    </style:style>
    <style:style style:name="P9" style:parent-style-name="Normal" style:family="paragraph">
      <style:text-properties fo:font-size="11pt" style:font-size-asian="11pt" style:font-size-complex="11pt"/>
    </style:style>
    <style:style style:name="T10" style:parent-style-name="Policepardéfaut" style:family="text">
      <style:text-properties fo:font-size="11pt" style:font-size-asian="11pt" style:font-size-complex="11pt"/>
    </style:style>
    <style:style style:name="T11" style:parent-style-name="Policepardéfaut" style:family="text">
      <style:text-properties fo:font-size="11pt" style:font-size-asian="11pt" style:font-size-complex="11pt"/>
    </style:style>
    <style:style style:name="T12" style:parent-style-name="Lienhypertexte" style:family="text">
      <style:text-properties fo:font-size="11pt" style:font-size-asian="11pt" style:font-size-complex="11pt"/>
    </style:style>
    <style:style style:name="T13" style:parent-style-name="Policepardéfau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Récapitulatif<text:s/></text:p>
      <text:p text:style-name="Normal"/>
      <text:p text:style-name="Normal">Lien github prof :<text:s/><text:a xlink:href="https://github.com/Kaylleur/tp-arch" office:target-frame-name="_top" xlink:show="replace"><text:span text:style-name="Lienhypertexte">https://github.com/Kaylleur/tp-arch</text:span></text:a></text:p>
      <text:p text:style-name="Normal"/>
      <text:p text:style-name="Normal">5/11/2024 (ROUILLON Ambre)<text:s/>:</text:p>
      <text:list text:style-name="LFO1" text:continue-numbering="true">
        <text:list-item>
          <text:p text:style-name="P2">Création du Git Hub<text:s/>par Yohan sous le nom<text:s/>de « archi_logi »</text:p>
        </text:list-item>
        <text:list-item>
          <text:p text:style-name="P3">Recherche pour l’API +<text:s/>connexion<text:s/>SSH + technologies</text:p>
        </text:list-item>
        <text:list-item>
          <text:p text:style-name="P4">Réalisation des TP 1,2,3,4 avec découverte Rabbit MQ que nous allons surement utiliser suivant notre bdd</text:p>
        </text:list-item>
        <text:list-item>
          <text:p text:style-name="P5">On a décider de ce concentrer sur la bdd car beaucoup d’élément en dépendes</text:p>
        </text:list-item>
      </text:list>
      <text:p text:style-name="P6"/>
      <text:p text:style-name="P7">Technologies :</text:p>
      <text:p text:style-name="P8">BDD : MySql</text:p>
      <text:p text:style-name="P9">Code : Node.js/js</text:p>
      <text:p text:style-name="Normal"><text:span text:style-name="T10">Connection SSH : OpenSSH</text:span><text:span text:style-name="T11"><text:s/>(<text:s/></text:span><text:a xlink:href="https://www.it-connect.fr/chapitres/installation-dun-serveur-ssh-et-premiere-connexion/" office:target-frame-name="_top" xlink:show="replace"><text:span text:style-name="T12">https://www.it-connect.fr/chapitres/installation-dun-serveur-ssh-et-premiere-connexion/</text:span></text:a><text:span text:style-name="T13"><text:s/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UILLON Ambre</meta:initial-creator>
    <dc:creator>ROUILLON Ambre</dc:creator>
    <meta:creation-date>2024-11-05T09:40:00Z</meta:creation-date>
    <dc:date>2024-11-05T14:59:00Z</dc:date>
    <meta:template xlink:href="Normal.dotm" xlink:type="simple"/>
    <meta:editing-cycles>14</meta:editing-cycles>
    <meta:editing-duration>PT19380S</meta:editing-duration>
    <meta:document-statistic meta:page-count="1" meta:paragraph-count="1" meta:word-count="109" meta:character-count="708" meta:row-count="5" meta:non-whitespace-character-count="600"/>
  </office:meta>
</office:document-meta>
</file>